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1" svg:font-family="'DejaVu Sans'"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inux Biolinum O" svg:font-family="'Linux Biolinum O'" style:font-adornments="Fett" style:font-pitch="variable"/>
    <style:font-face style:name="Linux Libertine O" svg:font-family="'Linux Libertine O'" style:font-adornments="Standard"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P1" style:family="paragraph" style:parent-style-name="Heading_20_1" style:list-style-name=""/>
    <style:style style:name="P2" style:family="paragraph" style:parent-style-name="Heading_20_1">
      <style:paragraph-properties fo:break-before="page"/>
    </style:style>
    <style:style style:name="T1" style:family="text">
      <style:text-properties fo:font-style="normal" style:font-style-asian="normal" style:font-style-complex="normal"/>
    </style:style>
    <style:style style:name="T2" style:family="text">
      <style:text-properties fo:font-weight="normal" style:font-weight-asian="normal" style:font-weight-complex="normal"/>
    </style:style>
    <style:style style:name="T3" style:family="text">
      <style:text-properties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K-Meter</text:h>
      <text:p text:style-name="Text_20_body">Implementation of a K-System meter according to Bob Katz' specifications.</text:p>
      <text:h text:style-name="Heading_20_1" text:outline-level="1">Loudness race</text:h>
      <text:p text:style-name="Text_20_body">Louder music is perceived to sound better, although that’s only true for short periods of time. <text:s/>Due to this fact, the loudness of music productions has continuously grown during the last decades. <text:s/>As maximum levels of records, tapes and digital media are limited, producers and mastering engineers have to use compression to achieve higher loudness without distorting the music (actually, as of 2010, mastering engineers are already using distortion to achieve even higher loudness).</text:p>
      <text:p text:style-name="Text_20_body">Unfortunately, an excessive increase in loudness leads to a decrease in the dynamic range. <text:s/>When you’re listening to current compressed music, it blasts away your ears and makes you turn down the volume of your amplifier. <text:s/>Having lowered the volume, you’ll find that the “better-sounding” music suddenly sounds pretty dull and boring compared to uncompressed music, whereas music with high dynamic range makes you turn up the volume.</text:p>
      <text:h text:style-name="Heading_20_1" text:outline-level="1">The K-System meter</text:h>
      <text:p text:style-name="Text_20_body">The K-System meter has been devised by mastering engineer Bob Katz in order to counteract the ongoing loudness race.</text:p>
      <text:h text:style-name="P1" text:outline-level="1"/>
      <text:h text:style-name="P2" text:outline-level="1">Installation of pre-compiled binaries</text:h>
      <text:p text:style-name="Text_20_body">If you use the pre-compiled binaries, simply extract the files from the downloaded archive. <text:s/>For the VST plugin, you’ll then have to move the files to your plugin folder (<text:span text:style-name="Source_20_Text">~/.vst</text:span>, <text:span text:style-name="Source_20_Text">C:\Program Files\Steinberg\VstPlugins\</text:span> or the like).</text:p>
      <text:h text:style-name="Heading_20_1" text:outline-level="1">Preparing to build K-Meter</text:h>
      <text:p text:style-name="Text_20_body">To build K-Meter yourself, you’ll first have to install the dependencies listed below. <text:s/>If you compile on 64-bit GNU/Linux operating systems, you’ll also have to install the multilib files for g++ first (Debian package: <text:span text:style-name="Source_20_Text">g++-multilib</text:span>).</text:p>
      <text:h text:style-name="Heading_20_2" text:outline-level="2">premake (required)</text:h>
      <text:p text:style-name="Standard">Version:<text:tab/>3.7</text:p>
      <text:p text:style-name="Standard">License:<text:tab/>GPL v2</text:p>
      <text:p text:style-name="Text_20_body">Homepage:<text:tab/><text:a xlink:type="simple" xlink:href="http://premake.sourceforge.net/">http://premake.sourceforge.net/</text:a></text:p>
      <text:h text:style-name="Heading_20_2" text:outline-level="2">premake4 (required)</text:h>
      <text:p text:style-name="Standard">Version:<text:tab/>4.2</text:p>
      <text:p text:style-name="Standard">License:<text:tab/>GPL v2</text:p>
      <text:p text:style-name="Text_20_body">Homepage:<text:tab/><text:a xlink:type="simple" xlink:href="http://industriousone.com/premake">http://industriousone.com/premake</text:a></text:p>
      <text:h text:style-name="Heading_20_2" text:outline-level="2">Fastest Fourier Transform in the West (required)</text:h>
      <text:p text:style-name="Standard">Version:<text:tab/>3.2</text:p>
      <text:p text:style-name="Standard">License:<text:tab/>GPL v2</text:p>
      <text:p text:style-name="Text_20_body">Homepage:<text:tab/><text:a xlink:type="simple" xlink:href="http://www.fftw.org/">http://www.fftw.org/</text:a></text:p>
      <text:h text:style-name="Heading_20_3" text:outline-level="3">Installation on GNU/Linux</text:h>
      <text:p text:style-name="Text_20_body">Extract the archive into the directory <text:span text:style-name="Source_20_Text">libraries/fftw3</text:span>, change into this directory and run:</text:p>
      <text:p text:style-name="Standard"><text:span text:style-name="Source_20_Text"><text:s text:c="2"/>./configure --enable-float CC="gcc -m32"</text:span></text:p>
      <text:p text:style-name="Standard"><text:span text:style-name="Source_20_Text"><text:s text:c="2"/>make</text:span></text:p>
      <text:p text:style-name="Standard"><text:span text:style-name="Source_20_Text"><text:s text:c="2"/>mkdir bin/</text:span></text:p>
      <text:p text:style-name="Text_20_body"><text:span text:style-name="Source_20_Text"><text:s text:c="2"/>mv .libs/* bin/</text:span></text:p>
      <text:h text:style-name="Heading_20_3" text:outline-level="3">Installation on Microsoft Windows</text:h>
      <text:p text:style-name="Text_20_body">Extract the source code archive into the directory <text:span text:style-name="Source_20_Text">libraries/fftw3</text:span> and the archive containing the pre-compiled binaries into the directories <text:span text:style-name="Source_20_Text">libraries/fftw3/bin</text:span> and <text:span text:style-name="Source_20_Text"><text:span text:style-name="T3">%SystemDirectory%</text:span></text:span><text:span text:style-name="Strong_20_Emphasis"><text:span text:style-name="T2"> (usually </text:span></text:span><text:span text:style-name="Source_20_Text"><text:span text:style-name="T3">C:\WINDOWS\system32</text:span></text:span><text:span text:style-name="Strong_20_Emphasis"><text:span text:style-name="T2">).</text:span></text:span></text:p>
      <text:h text:style-name="Heading_20_2" text:outline-level="2">JUCE library (required)</text:h>
      <text:p text:style-name="Standard">Version:<text:tab/>1.5</text:p>
      <text:p text:style-name="Standard"><text:soft-page-break/>License:<text:tab/>GPL v2</text:p>
      <text:p text:style-name="Text_20_body">Homepage:<text:tab/><text:a xlink:type="simple" xlink:href="http://www.rawmaterialsoftware.com/juce.php">http://www.rawmaterialsoftware.com/juce.php</text:a></text:p>
      <text:h text:style-name="Heading_20_3" text:outline-level="3">Installation on GNU/Linux</text:h>
      <text:p text:style-name="Text_20_body">Extract the archive into the directory <text:span text:style-name="Source_20_Text">libraries/juce</text:span>, change into the directory <text:span text:style-name="Source_20_Text">libraries/juce/build/linux/</text:span> and edit the following lines in <text:span text:style-name="Source_20_Text">juce_premake.lua</text:span>:</text:p>
      <text:p text:style-name="Standard"><text:span text:style-name="Source_20_Text"><text:s text:c="2"/>package.config["Debug"].target <text:s text:c="2"/>= "juce_debug32"</text:span></text:p>
      <text:p text:style-name="Standard"><text:span text:style-name="Source_20_Text"><text:s text:c="2"/>package.config["Release"].target = "juce32"</text:span></text:p>
      <text:p text:style-name="Standard"><text:span text:style-name="Source_20_Text"/></text:p>
      <text:p text:style-name="Standard"><text:span text:style-name="Source_20_Text"><text:s text:c="2"/>package.config["Debug"].buildoptions <text:s text:c="3"/>= { "-D_DEBUG -ggdb -Wall -fPIC -m32" }</text:span></text:p>
      <text:p text:style-name="Standard"><text:span text:style-name="Source_20_Text"/></text:p>
      <text:p text:style-name="Text_20_body"><text:span text:style-name="Source_20_Text"><text:s text:c="2"/>package.config["Release"].buildoptions <text:s/>= { "-fvisibility=hidden -fPIC -m32" }</text:span></text:p>
      <text:p text:style-name="Text_20_body">Finally, run:</text:p>
      <text:p text:style-name="Standard"><text:span text:style-name="Source_20_Text"><text:s text:c="2"/>chmod +x runpremake</text:span></text:p>
      <text:p text:style-name="Standard"><text:span text:style-name="Source_20_Text"><text:s text:c="2"/>./runpremake</text:span></text:p>
      <text:p text:style-name="Standard"><text:span text:style-name="Source_20_Text"><text:s text:c="2"/>make CONFIG=Debug</text:span></text:p>
      <text:p text:style-name="Text_20_body"><text:span text:style-name="Source_20_Text"><text:s text:c="2"/>make CONFIG=Release</text:span></text:p>
      <text:h text:style-name="Heading_20_3" text:outline-level="3">Installation on Microsoft Windows</text:h>
      <text:p text:style-name="Text_20_body">Extract the archive into the directory <text:span text:style-name="Source_20_Text">libraries/juce</text:span>.</text:p>
      <text:h text:style-name="Heading_20_2" text:outline-level="2">Virtual Studio Technology SDK (VST, optional)</text:h>
      <text:p text:style-name="Standard">Version:<text:tab/>2.4</text:p>
      <text:p text:style-name="Standard">License:<text:tab/>proprietary</text:p>
      <text:p text:style-name="Text_20_body">Homepage:<text:tab/><text:a xlink:type="simple" xlink:href="http://ygrabit.steinberg.de/~ygrabit/public_html/">http://ygrabit.steinberg.de/~ygrabit/public_html/</text:a></text:p>
      <text:h text:style-name="Heading_20_3" text:outline-level="3">Installation on GNU/Linux</text:h>
      <text:p text:style-name="Text_20_body">Extract the archive into the directory <text:span text:style-name="Source_20_Text">libraries/vstsdk2.4</text:span>.</text:p>
      <text:h text:style-name="Heading_20_3" text:outline-level="3">Installation on Microsoft Windows</text:h>
      <text:p text:style-name="Text_20_body">Extract the archive into the directory <text:span text:style-name="Source_20_Text">libraries/vstsdk2.4</text:span>.</text:p>
      <text:h text:style-name="Heading_20_1" text:outline-level="1">Building on GNU/Linux</text:h>
      <text:p text:style-name="Text_20_body">After preparing the dependencies, change into the directory <text:span text:style-name="Source_20_Text">build</text:span> and run</text:p>
      <text:p text:style-name="Standard"><text:span text:style-name="Source_20_Text"><text:s text:c="2"/>./run_premake</text:span></text:p>
      <text:p text:style-name="Text_20_body"><text:span text:style-name="Source_20_Text"><text:s text:c="2"/>make config=CFG TARGET</text:span></text:p>
      <text:p text:style-name="Text_20_body"><text:span text:style-name="T1">where </text:span><text:span text:style-name="Source_20_Text"><text:span text:style-name="T1">CFG</text:span></text:span><text:span text:style-name="T1"> is one of </text:span><text:span text:style-name="Source_20_Text"><text:span text:style-name="T1">debug32</text:span></text:span><text:span text:style-name="T1"> and </text:span><text:span text:style-name="Source_20_Text"><text:span text:style-name="T1">release32</text:span></text:span><text:span text:style-name="T1">, and </text:span><text:span text:style-name="Source_20_Text"><text:span text:style-name="T1">TARGET</text:span></text:span><text:span text:style-name="T1"> is one of </text:span><text:span text:style-name="Source_20_Text"><text:span text:style-name="T1">linux_standalone</text:span></text:span><text:span text:style-name="T1"> and </text:span><text:span text:style-name="Source_20_Text"><text:span text:style-name="T1">linux_vst</text:span></text:span><text:span text:style-name="T1">. <text:s/>You’ll find the binaries in the directory </text:span><text:span text:style-name="Source_20_Text"><text:span text:style-name="T1">bin</text:span></text:span><text:span text:style-name="T1">.</text:span></text:p>
      <text:h text:style-name="Heading_20_1" text:outline-level="1"><text:soft-page-break/>Building on Microsoft Windows</text:h>
      <text:p text:style-name="Text_20_body">After preparing the dependencies, change into the directory <text:span text:style-name="Source_20_Text"><text:span text:style-name="T1">build/windows/vc_2010</text:span></text:span><text:span text:style-name="T1">, open </text:span><text:span text:style-name="Source_20_Text"><text:span text:style-name="T1">K-Meter.vcxproj</text:span></text:span><text:span text:style-name="T1"> with Visual C++ 2010 and build the project. <text:s/>You’ll find the binaries in the directory </text:span><text:span text:style-name="Source_20_Text"><text:span text:style-name="T1">bin</text:span></text:span><text:span text:style-name="T1">.</text:span></text:p>
      <text:h text:style-name="Heading_20_1" text:outline-level="1"><text:span text:style-name="T1">Final words</text:span></text:h>
      <text:p text:style-name="Text_20_body"><text:span text:style-name="T1">I love to hear from people who use my applications. <text:s/>So if you can spare the time, have any suggestions or want to create a nice theme, head over to my website </text:span><text:a xlink:type="simple" xlink:href="http://www.mzuther.de/"><text:span text:style-name="T1">http://www.mzuther.de/</text:span></text:a><text:span text:style-name="T1"> and drop me an email!</text:span></text:p>
      <text:p text:style-name="Text_20_body"><text:span text:style-name="T1">And now again: thanks for using free software. <text:s/>I hope you'll enjoy this experie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1" svg:font-family="'DejaVu Sans'"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inux Biolinum O" svg:font-family="'Linux Biolinum O'" style:font-adornments="Fett" style:font-pitch="variable"/>
    <style:font-face style:name="Linux Libertine O" svg:font-family="'Linux Libertine O'" style:font-adornments="Standard"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nux Libertine O" fo:font-size="14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nux Biolinum O" fo:font-size="16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4pt" fo:font-style="normal" style:text-underline-style="solid" style:text-underline-width="auto" style:text-underline-color="font-color" fo:font-weight="bold" style:font-size-asian="14pt" style:font-weight-asian="bold" style:font-size-complex="14pt" style:font-weight-complex="bold"/>
    </style:style>
    <style:style style:name="Source_20_Text" style:display-name="Source Text" style:family="text">
      <style:text-properties style:font-name="DejaVu Sans Mono" fo:font-size="11pt" fo:font-weight="normal" style:font-name-asian="DejaVu Sans1" style:font-size-asian="10.5pt" style:font-name-complex="DejaVu Sans Mono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6-28T21:08:07</meta:creation-date>
    <meta:generator>OpenOffice.org/3.2$Unix OpenOffice.org_project/320m12$Build-9483</meta:generator>
    <dc:date>2010-09-06T14:06:39</dc:date>
    <meta:editing-duration>PT01H53M00S</meta:editing-duration>
    <meta:editing-cycles>111</meta:editing-cycles>
    <dc:title>K-Meter</dc:title>
    <dc:subject>Implementation of a K-System meter according to Bob Katz' specifications</dc:subject>
    <dc:creator>Martin Zuther</dc:creator>
    <meta:document-statistic meta:table-count="0" meta:image-count="0" meta:object-count="0" meta:page-count="4" meta:paragraph-count="66" meta:word-count="578" meta:character-count="4222"/>
  </office:meta>
</office:document-meta>
</file>